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solid" draw:fill-color="#ffffff" fo:min-height="0.738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draw:shadow-offset-x="0.305cm" draw:shadow-offset-y="0.305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draw:fill="solid" draw:fill-color="#ffffff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dash" draw:stroke-dash="_32__20_Dots_20_1_20_Dash" draw:marker-end="Arrow" draw:marker-end-width="0.3cm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dash" draw:stroke-dash="Fine_20_Dashed" draw:marker-end="Arrow" draw:marker-end-width="0.3cm" draw:fill="solid" draw:fill-color="#ffffff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7" draw:layer="layout" svg:width="4.25cm" svg:height="0.875cm" svg:x="6.151cm" svg:y="14.575cm">
          <text:p text:style-name="P1"><text:span text:style-name="T1">slot</text:span><text:span text:style-name="T1">加锁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9cm" svg:y1="1.162cm" svg:x2="10.875cm" svg:y2="26.94cm">
          <text:p/>
        </draw:line>
        <draw:line draw:style-name="gr2" draw:text-style-name="P1" draw:layer="layout" svg:x1="16.001cm" svg:y1="1.162cm" svg:x2="15.976cm" svg:y2="26.94cm">
          <text:p/>
        </draw:line>
        <draw:frame draw:style-name="gr3" draw:text-style-name="P1" draw:layer="layout" svg:width="4.525cm" svg:height="1.038cm" svg:x="4.237cm" svg:y="1.212cm">
          <draw:text-box>
            <text:p text:style-name="P1">Work Fiber</text:p>
          </draw:text-box>
        </draw:frame>
        <draw:frame draw:style-name="gr3" draw:text-style-name="P1" draw:layer="layout" svg:width="3.799cm" svg:height="1.038cm" svg:x="11.438cm" svg:y="1.212cm">
          <draw:text-box>
            <text:p text:style-name="P1">Send Fiber</text:p>
          </draw:text-box>
        </draw:frame>
        <draw:frame draw:style-name="gr3" draw:text-style-name="P1" draw:layer="layout" svg:width="3.863cm" svg:height="1.038cm" svg:x="16.5cm" svg:y="1.212cm">
          <draw:text-box>
            <text:p text:style-name="P1">Recv Fiber</text:p>
          </draw:text-box>
        </draw:frame>
        <draw:custom-shape draw:style-name="gr4" draw:text-style-name="P2" draw:id="id3" draw:layer="layout" svg:width="3.513cm" svg:height="0.875cm" svg:x="6.612cm" svg:y="7.075cm">
          <text:p text:style-name="P1"><text:span text:style-name="T1">curr_mail_no++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1" draw:layer="layout" svg:width="0.613cm" svg:height="0.613cm" svg:x="2.861cm" svg:y="3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4" draw:layer="layout" svg:width="4.25cm" svg:height="0.875cm" svg:x="6.225cm" svg:y="9.076cm">
          <text:p text:style-name="P1"><text:span text:style-name="T1">msg</text:span><text:span text:style-name="T1">放入</text:span><text:span text:style-name="T1">DataQueu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4.25cm" svg:height="0.875cm" svg:x="6.225cm" svg:y="10.777cm">
          <text:p text:style-name="P1"><text:span text:style-name="T1">返回</text:span><text:span text:style-name="T1">curr_mail_n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5.712cm" svg:y1="2.537cm" svg:x2="5.676cm" svg:y2="26.94cm">
          <text:p/>
        </draw:line>
        <draw:frame draw:style-name="gr3" draw:text-style-name="P1" draw:layer="layout" svg:width="4.525cm" svg:height="1.038cm" svg:x="1.037cm" svg:y="2.612cm">
          <draw:text-box>
            <text:p text:style-name="P1">Node Code</text:p>
          </draw:text-box>
        </draw:frame>
        <draw:frame draw:style-name="gr3" draw:text-style-name="P1" draw:layer="layout" svg:width="4.525cm" svg:height="1.038cm" svg:x="5.762cm" svg:y="2.612cm">
          <draw:text-box>
            <text:p text:style-name="P1">Connection</text:p>
          </draw:text-box>
        </draw:frame>
        <draw:custom-shape draw:style-name="gr4" draw:text-style-name="P2" draw:id="id2" draw:layer="layout" svg:width="3.513cm" svg:height="0.875cm" svg:x="1.413cm" svg:y="5.376cm">
          <text:p text:style-name="P1"><text:span text:style-name="T1">send()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4.25cm" svg:height="0.875cm" svg:x="1.225cm" svg:y="13.078cm">
          <text:p text:style-name="P1"><text:span text:style-name="T1">recv()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8" draw:layer="layout" svg:width="3.513cm" svg:height="0.875cm" svg:x="6.537cm" svg:y="16.175cm">
          <text:p text:style-name="P1"><text:span text:style-name="T1">填写</text:span><text:span text:style-name="T1">slo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4.25cm" svg:height="0.875cm" svg:x="6.15cm" svg:y="17.75cm">
          <text:p text:style-name="P1"><text:span text:style-name="T1">yeild/timed_yield()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10" draw:layer="layout" svg:width="3.575cm" svg:height="0.875cm" svg:x="11.962cm" svg:y="7.35cm">
          <text:p text:style-name="P1"><text:span text:style-name="T1">读取</text:span><text:span text:style-name="T1">DataQueu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1" draw:layer="layout" svg:width="4.25cm" svg:height="0.875cm" svg:x="11.625cm" svg:y="9.077cm">
          <text:p text:style-name="P1"><text:span text:style-name="T1">SocketFileObject::wri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13" draw:layer="layout" svg:width="3.513cm" svg:height="0.875cm" svg:x="16.549cm" svg:y="10.35cm">
          <text:p text:style-name="P1"><text:span text:style-name="T1">提取</text:span><text:span text:style-name="T1">slo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2" draw:layer="layout" svg:width="4.25cm" svg:height="0.875cm" svg:x="16.175cm" svg:y="8.775cm">
          <text:p text:style-name="P1"><text:span text:style-name="T1">SocketFileObject::read()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16" draw:layer="layout" svg:width="3.513cm" svg:height="0.875cm" svg:x="16.549cm" svg:y="18.75cm">
          <text:p text:style-name="P1"><text:span text:style-name="T1">唤醒</text:span><text:span text:style-name="T1">fib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4" draw:layer="layout" svg:width="2.337cm" svg:height="0.875cm" svg:x="18.3cm" svg:y="15.275cm">
          <text:p text:style-name="P1"><text:span text:style-name="T1">反序列化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4" draw:layer="layout" svg:width="4.25cm" svg:height="0.875cm" svg:x="1.225cm" svg:y="25.95cm">
          <text:p text:style-name="P1"><text:span text:style-name="T1">继续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3.167cm" svg:y1="4.45cm" svg:x2="3.169cm" svg:y2="5.376cm" draw:start-shape="id1" draw:start-glue-point="8" draw:end-shape="id2" draw:end-glue-point="0" svg:d="m3167 4450v463h2v463">
          <text:p/>
        </draw:connector>
        <draw:connector draw:style-name="gr7" draw:text-style-name="P1" draw:layer="layout" svg:x1="4.926cm" svg:y1="5.813cm" svg:x2="8.368cm" svg:y2="7.075cm" draw:start-shape="id2" draw:start-glue-point="1" draw:end-shape="id3" draw:end-glue-point="0" svg:d="m4926 5813h3442v1262">
          <text:p/>
        </draw:connector>
        <draw:connector draw:style-name="gr7" draw:text-style-name="P1" draw:layer="layout" svg:x1="8.368cm" svg:y1="7.95cm" svg:x2="8.35cm" svg:y2="9.076cm" draw:start-shape="id3" draw:start-glue-point="2" draw:end-shape="id4" draw:end-glue-point="0" svg:d="m8368 7950v563h-18v563">
          <text:p/>
        </draw:connector>
        <draw:connector draw:style-name="gr7" draw:text-style-name="P1" draw:layer="layout" svg:x1="8.35cm" svg:y1="9.951cm" svg:x2="8.35cm" svg:y2="10.777cm" draw:start-shape="id4" draw:start-glue-point="2" draw:end-shape="id5" draw:end-glue-point="0" svg:d="m8350 9951v826">
          <text:p/>
        </draw:connector>
        <draw:connector draw:style-name="gr7" draw:text-style-name="P1" draw:layer="layout" svg:x1="8.35cm" svg:y1="11.652cm" svg:x2="3.35cm" svg:y2="13.078cm" draw:start-shape="id5" draw:start-glue-point="2" draw:end-shape="id6" draw:end-glue-point="0" svg:d="m8350 11652v713h-5000v713">
          <text:p/>
        </draw:connector>
        <draw:connector draw:style-name="gr7" draw:text-style-name="P1" draw:layer="layout" svg:x1="5.475cm" svg:y1="13.515cm" svg:x2="8.276cm" svg:y2="14.575cm" draw:start-shape="id6" draw:start-glue-point="1" draw:end-shape="id7" draw:end-glue-point="0" svg:d="m5475 13515h2801v1060">
          <text:p/>
        </draw:connector>
        <draw:connector draw:style-name="gr7" draw:text-style-name="P1" draw:layer="layout" svg:x1="8.276cm" svg:y1="15.45cm" svg:x2="8.293cm" svg:y2="16.175cm" draw:start-shape="id7" draw:start-glue-point="2" draw:end-shape="id8" draw:end-glue-point="0" svg:d="m8276 15450v362h17v363">
          <text:p/>
        </draw:connector>
        <draw:connector draw:style-name="gr7" draw:text-style-name="P1" draw:layer="layout" svg:x1="8.293cm" svg:y1="17.05cm" svg:x2="8.275cm" svg:y2="17.75cm" draw:start-shape="id8" draw:start-glue-point="2" draw:end-shape="id9" draw:end-glue-point="0" svg:d="m8293 17050v350h-18v350">
          <text:p/>
        </draw:connector>
        <draw:connector draw:style-name="gr7" draw:text-style-name="P1" draw:layer="layout" svg:x1="13.749cm" svg:y1="8.225cm" svg:x2="13.75cm" svg:y2="9.077cm" draw:start-shape="id10" draw:start-glue-point="2" draw:end-shape="id11" draw:end-glue-point="0" svg:d="m13749 8225v426h1v426">
          <text:p/>
        </draw:connector>
        <draw:connector draw:style-name="gr7" draw:text-style-name="P1" draw:layer="layout" svg:x1="13.75cm" svg:y1="9.952cm" svg:x2="13.749cm" svg:y2="7.35cm" draw:start-shape="id11" draw:start-glue-point="2" draw:end-shape="id10" draw:end-glue-point="0" svg:d="m13750 9952v501h-2626v-3605h2625v502">
          <text:p/>
        </draw:connector>
        <draw:connector draw:style-name="gr7" draw:text-style-name="P1" draw:layer="layout" svg:x1="18.3cm" svg:y1="9.65cm" svg:x2="18.305cm" svg:y2="10.35cm" draw:start-shape="id12" draw:start-glue-point="2" draw:end-shape="id13" draw:end-glue-point="0" svg:d="m18300 9650v350h5v350">
          <text:p/>
        </draw:connector>
        <draw:connector draw:style-name="gr7" draw:text-style-name="P1" draw:layer="layout" svg:x1="19.468cm" svg:y1="16.15cm" svg:x2="18.306cm" svg:y2="17.351cm" draw:start-shape="id14" draw:start-glue-point="2" draw:end-shape="id15" draw:end-glue-point="0" svg:d="m19468 16150v600h-1162v601">
          <text:p/>
        </draw:connector>
        <draw:connector draw:style-name="gr7" draw:text-style-name="P1" draw:layer="layout" svg:x1="18.305cm" svg:y1="19.625cm" svg:x2="18.3cm" svg:y2="8.775cm" draw:start-shape="id16" draw:start-glue-point="2" draw:end-shape="id12" draw:end-glue-point="0" svg:d="m18305 19625v501h2622v-11853h-2627v502">
          <text:p/>
        </draw:connector>
        <draw:line draw:style-name="gr8" draw:text-style-name="P1" draw:layer="layout" svg:x1="16.512cm" svg:y1="19.175cm" svg:x2="10.425cm" svg:y2="18.562cm">
          <text:p/>
        </draw:line>
        <draw:custom-shape draw:style-name="gr1" draw:text-style-name="P2" draw:layer="layout" svg:width="2.862cm" svg:height="1.612cm" svg:x="9.55cm" svg:y="3.7cm">
          <text:p text:style-name="P1"><text:span text:style-name="T1">DataQue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62cm" svg:height="3.187cm" svg:x="12.25cm" svg:y="12.4cm">
          <text:p text:style-name="P1"><text:span text:style-name="T1">slots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112cm" svg:y1="9.025cm" svg:x2="10.425cm" svg:y2="5.262cm">
          <text:p/>
        </draw:line>
        <draw:line draw:style-name="gr9" draw:text-style-name="P1" draw:layer="layout" svg:x1="11.562cm" svg:y1="5.287cm" svg:x2="12.225cm" svg:y2="7.325cm">
          <text:p/>
        </draw:line>
        <draw:line draw:style-name="gr9" draw:text-style-name="P1" draw:layer="layout" svg:x1="10.025cm" svg:y1="16.65cm" svg:x2="12.275cm" svg:y2="14.35cm">
          <text:p/>
        </draw:line>
        <draw:line draw:style-name="gr9" draw:text-style-name="P1" draw:layer="layout" svg:x1="15.125cm" svg:y1="12.875cm" svg:x2="16.55cm" svg:y2="10.912cm">
          <text:p/>
        </draw:line>
        <draw:connector draw:style-name="gr7" draw:text-style-name="P1" draw:layer="layout" svg:x1="18.305cm" svg:y1="11.225cm" svg:x2="18.306cm" svg:y2="11.951cm" draw:start-shape="id13" draw:start-glue-point="2" draw:end-shape="id17" draw:end-glue-point="0" svg:d="m18305 11225v363h1v363">
          <text:p/>
        </draw:connector>
        <draw:custom-shape draw:style-name="gr1" draw:text-style-name="P2" draw:id="id18" draw:layer="layout" svg:width="4.25cm" svg:height="0.875cm" svg:x="6.15cm" svg:y="19.275cm">
          <text:p text:style-name="P1"><text:span text:style-name="T1">lock slot.mail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8.275cm" svg:y1="18.625cm" svg:x2="8.275cm" svg:y2="19.275cm" draw:start-shape="id9" draw:start-glue-point="2" draw:end-shape="id18" draw:end-glue-point="0" svg:d="m8275 18625v650">
          <text:p/>
        </draw:connector>
        <draw:custom-shape draw:style-name="gr1" draw:text-style-name="P2" draw:id="id19" draw:layer="layout" svg:width="4.25cm" svg:height="0.875cm" svg:x="6.15cm" svg:y="20.976cm">
          <text:p text:style-name="P1"><text:span text:style-name="T1">slot.mailno=inval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8.275cm" svg:y1="20.15cm" svg:x2="8.275cm" svg:y2="20.976cm" draw:start-shape="id18" draw:start-glue-point="2" draw:end-shape="id19" draw:end-glue-point="0" svg:d="m8275 20150v826">
          <text:p/>
        </draw:connector>
        <draw:custom-shape draw:style-name="gr1" draw:text-style-name="P2" draw:id="id20" draw:layer="layout" svg:width="4.25cm" svg:height="0.875cm" svg:x="6.15cm" svg:y="22.576cm">
          <text:p text:style-name="P1"><text:span text:style-name="T1">unlock slot.mail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8.275cm" svg:y1="21.851cm" svg:x2="8.275cm" svg:y2="22.576cm" draw:start-shape="id19" draw:start-glue-point="2" draw:end-shape="id20" draw:end-glue-point="0" svg:d="m8275 21851v725">
          <text:p/>
        </draw:connector>
        <draw:connector draw:style-name="gr7" draw:text-style-name="P1" draw:layer="layout" svg:x1="8.275cm" svg:y1="23.451cm" svg:x2="8.25cm" svg:y2="24.051cm" draw:start-shape="id20" draw:start-glue-point="2" draw:end-shape="id21" draw:end-glue-point="0" svg:d="m8275 23451v300h-25v300">
          <text:p/>
        </draw:connector>
        <draw:custom-shape draw:style-name="gr1" draw:text-style-name="P3" draw:id="id22" draw:layer="layout" svg:width="3.537cm" svg:height="0.813cm" svg:x="16.55cm" svg:y="13.437cm">
          <text:p text:style-name="P1"><text:span text:style-name="T2">mailno==inval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3" draw:layer="layout" svg:x1="20.087cm" svg:y1="13.842cm" svg:x2="19.468cm" svg:y2="15.275cm" draw:start-shape="id22" draw:start-glue-point="7" draw:end-shape="id14" draw:end-glue-point="0" svg:d="m20087 13842h501v920h-1120v513">
          <text:p text:style-name="P1"><text:span text:style-name="T2">N</text:span></text:p>
        </draw:connector>
        <draw:custom-shape draw:style-name="gr1" draw:text-style-name="P2" draw:id="id23" draw:layer="layout" svg:width="2.088cm" svg:height="0.875cm" svg:x="16.05cm" svg:y="15.276cm">
          <text:p text:style-name="P1"><text:span text:style-name="T1">抛弃</text:span><text:span text:style-name="T1">mai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svg:x1="16.55cm" svg:y1="13.842cm" svg:x2="17.094cm" svg:y2="15.276cm" draw:start-shape="id22" draw:start-glue-point="5" draw:end-shape="id23" draw:end-glue-point="0" svg:d="m16550 13842h-502v921h1046v513">
          <text:p text:style-name="P1"><text:span text:style-name="T2">Y</text:span></text:p>
        </draw:connector>
        <draw:connector draw:style-name="gr7" draw:text-style-name="P1" draw:layer="layout" svg:x1="17.094cm" svg:y1="16.151cm" svg:x2="18.306cm" svg:y2="17.351cm" draw:start-shape="id23" draw:start-glue-point="2" draw:end-shape="id15" draw:end-glue-point="0" svg:d="m17094 16151v600h1212v600">
          <text:p/>
        </draw:connector>
        <draw:custom-shape draw:style-name="gr4" draw:text-style-name="P2" draw:id="id17" draw:layer="layout" svg:width="3.513cm" svg:height="0.875cm" svg:x="16.55cm" svg:y="11.951cm">
          <text:p text:style-name="P1"><text:span text:style-name="T1">lock mailn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8.306cm" svg:y1="12.826cm" svg:x2="18.318cm" svg:y2="13.437cm" draw:start-shape="id17" draw:start-glue-point="2" draw:end-shape="id22" draw:end-glue-point="4" svg:d="m18306 12826v305h12v306">
          <text:p/>
        </draw:connector>
        <draw:custom-shape draw:style-name="gr4" draw:text-style-name="P2" draw:id="id15" draw:layer="layout" svg:width="3.513cm" svg:height="0.875cm" svg:x="16.55cm" svg:y="17.351cm">
          <text:p text:style-name="P1"><text:span text:style-name="T1">unlock mailn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8.306cm" svg:y1="18.226cm" svg:x2="18.305cm" svg:y2="18.75cm" draw:start-shape="id15" draw:start-glue-point="2" draw:end-shape="id16" draw:end-glue-point="0" svg:d="m18306 18226v262h-1v262">
          <text:p/>
        </draw:connector>
        <draw:custom-shape draw:style-name="gr1" draw:text-style-name="P2" draw:id="id21" draw:layer="layout" svg:width="4.25cm" svg:height="0.875cm" svg:x="6.125cm" svg:y="24.051cm">
          <text:p text:style-name="P1"><text:span text:style-name="T1">unlock sl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8.25cm" svg:y1="24.926cm" svg:x2="3.35cm" svg:y2="25.95cm" draw:start-shape="id21" draw:start-glue-point="2" draw:end-shape="id24" draw:end-glue-point="0" svg:d="m8250 24926v512h-4900v512">
          <text:p/>
        </draw:connector>
        <draw:custom-shape draw:style-name="gr5" draw:text-style-name="P1" draw:id="id25" draw:layer="layout" svg:width="0.613cm" svg:height="0.613cm" svg:x="18.025cm" svg:y="6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8.331cm" svg:y1="7.55cm" svg:x2="18.3cm" svg:y2="8.775cm" draw:start-shape="id25" draw:start-glue-point="8" draw:end-shape="id12" draw:end-glue-point="0" svg:d="m18331 7550v612h-31v613">
          <text:p/>
        </draw:connector>
        <draw:custom-shape draw:style-name="gr5" draw:text-style-name="P1" draw:layer="layout" svg:width="0.613cm" svg:height="0.613cm" svg:x="18.005cm" svg:y="2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id="id27" draw:layer="layout" svg:width="0.75cm" svg:height="0.775cm" svg:x="17.93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8.305cm" svg:y1="19.625cm" svg:x2="18.312cm" svg:y2="20.875cm" draw:start-shape="id16" draw:start-glue-point="2" draw:end-shape="id26" draw:end-glue-point="0" svg:d="m18305 19625v625h7v625">
          <text:p/>
        </draw:connector>
        <draw:custom-shape draw:style-name="gr1" draw:text-style-name="P2" draw:id="id26" draw:layer="layout" svg:width="4.25cm" svg:height="0.875cm" svg:x="16.187cm" svg:y="20.875cm">
          <text:p text:style-name="P1"><text:span text:style-name="T1">清理，唤醒</text:span><text:span text:style-name="T1">fi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8.312cm" svg:y1="21.75cm" svg:x2="18.304cm" svg:y2="22.8cm" draw:start-shape="id26" draw:start-glue-point="2" draw:end-shape="id27" draw:end-glue-point="4" svg:d="m18312 21750v525h-8v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ongshanks </meta:initial-creator>
    <meta:creation-date>2009-12-09T10:53:30</meta:creation-date>
    <dc:date>2009-12-13T09:45:39</dc:date>
    <dc:creator>longshanks </dc:creator>
    <meta:editing-duration>PT01H13M44S</meta:editing-duration>
    <meta:editing-cycles>32</meta:editing-cycles>
    <meta:generator>OpenOffice.org/3.1$Linux OpenOffice.org_project/310m19$Build-9420</meta:generator>
    <meta:document-statistic meta:object-count="70"/>
  </office:meta>
</office:document-meta>
</file>